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/>
      <text:p text:style-name="P2"><text:span text:style-name="T2_1">MaxMatrix</text:span><text:span text:style-name="T2_2"><text:tab/></text:span><text:span text:style-name="T2_3">KEYWORD</text:span><text:span text:style-name="T2_4">1</text:span></text:p>
      <text:p text:style-name="P3"><text:span text:style-name="T3_1">init</text:span><text:span text:style-name="T3_2"><text:tab/><text:tab/></text:span><text:span text:style-name="T3_3">KEYWORD</text:span><text:span text:style-name="T3_4">2</text:span></text:p>
      <text:p text:style-name="P4"><text:span text:style-name="T4_1">clear</text:span><text:span text:style-name="T4_2"><text:tab/><text:tab/></text:span><text:span text:style-name="T4_3">KEYWORD</text:span><text:span text:style-name="T4_4">2</text:span></text:p>
      <text:p text:style-name="P5"><text:span text:style-name="T5_1">setCommand</text:span><text:span text:style-name="T5_2"><text:tab/></text:span><text:span text:style-name="T5_3">KEYWORD</text:span><text:span text:style-name="T5_4">2</text:span></text:p>
      <text:p text:style-name="P6"><text:span text:style-name="T6_1">setIntensity</text:span><text:span text:style-name="T6_2"><text:tab/></text:span><text:span text:style-name="T6_3">KEYWORD</text:span><text:span text:style-name="T6_4">2</text:span></text:p>
      <text:p text:style-name="P7"><text:span text:style-name="T7_1">setColumn</text:span><text:span text:style-name="T7_2"><text:tab/></text:span><text:span text:style-name="T7_3">KEYWORD</text:span><text:span text:style-name="T7_4">2</text:span></text:p>
      <text:p text:style-name="P8"><text:span text:style-name="T8_1">setColumnAll</text:span><text:span text:style-name="T8_2"><text:tab/></text:span><text:span text:style-name="T8_3">KEYWORD</text:span><text:span text:style-name="T8_4">2</text:span></text:p>
      <text:p text:style-name="P9"><text:span text:style-name="T9_1">setDot</text:span><text:span text:style-name="T9_2"><text:tab/><text:tab/></text:span><text:span text:style-name="T9_3">KEYWORD</text:span><text:span text:style-name="T9_4">2</text:span></text:p>
      <text:p text:style-name="P10"><text:span text:style-name="T10_1">writeSprite</text:span><text:span text:style-name="T10_2"><text:tab/></text:span><text:span text:style-name="T10_3">KEYWORD</text:span><text:span text:style-name="T10_4">2</text:span></text:p>
      <text:p text:style-name="P11"><text:span text:style-name="T11_1">shiftLeft</text:span><text:span text:style-name="T11_2"><text:tab/></text:span><text:span text:style-name="T11_3">KEYWORD</text:span><text:span text:style-name="T11_4">2</text:span></text:p>
      <text:p text:style-name="P12"><text:span text:style-name="T12_1">shiftRight</text:span><text:span text:style-name="T12_2"><text:tab/></text:span><text:span text:style-name="T12_3">KEYWORD</text:span><text:span text:style-name="T12_4">2</text:span></text:p>
      <text:p text:style-name="P13"><text:span text:style-name="T13_1">shiftUp</text:span><text:span text:style-name="T13_2"><text:tab/><text:tab/></text:span><text:span text:style-name="T13_3">KEYWORD</text:span><text:span text:style-name="T13_4">2</text:span></text:p>
      <text:p text:style-name="P14"><text:span text:style-name="T14_1">shiftDown</text:span><text:span text:style-name="T14_2"><text:tab/></text:span><text:span text:style-name="T14_3">KEYWORD</text:span><text:span text:style-name="T14_4">2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